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8.53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99"/>
      <style:text-properties style:text-underline-style="none"/>
    </style:style>
    <style:style style:name="ce12" style:family="table-cell" style:parent-style-name="Default">
      <style:table-cell-properties fo:background-color="#66ccff"/>
    </style:style>
    <style:style style:name="ce13" style:family="table-cell" style:parent-style-name="Default">
      <style:table-cell-properties fo:background-color="#33ff99"/>
    </style:style>
    <style:style style:name="ce14" style:family="table-cell" style:parent-style-name="Default">
      <style:table-cell-properties fo:background-color="#33ff99"/>
      <style:text-properties style:use-window-font-color="true"/>
    </style:style>
    <style:style style:name="ce15" style:family="table-cell" style:parent-style-name="Default">
      <style:table-cell-properties fo:background-color="#33ff99"/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cc00"/>
    </style:style>
    <style:style style:name="T1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3" style:family="text">
      <style:text-properties style:font-name-complex="Monospace" style:font-size-asian="10pt" style:font-size-complex="10pt" style:font-name="Monospace" fo:font-size="10pt" style:font-name-asian="Monospace" style:font-weight-asian="bold" fo:color="#7f0055" style:font-weight-complex="bold" fo:font-weight="bold"/>
    </style:style>
    <style:style style:name="T4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5" style:family="text">
      <style:text-properties style:font-name-complex="Monospace" style:font-size-asian="10pt" style:font-size-complex="10pt" style:font-name="Monospace" fo:font-size="10pt" style:font-name-asian="Monospace" fo:color="#0000c0" fo:font-style="italic" style:font-style-asian="italic" style:font-style-complex="italic"/>
    </style:style>
    <style:style style:name="T6" style:family="text">
      <style:text-properties style:font-name-complex="Monospace" style:font-size-asian="10pt" style:font-name-asian="Monospace" fo:font-weight="bold" fo:font-size="10pt" style:font-name="Monospace" fo:color="#7f0055" style:font-weight-complex="bold" style:font-weight-asian="bold" style:font-size-complex="10pt"/>
    </style:style>
    <style:style style:name="T7" style:family="text">
      <style:text-properties style:font-name-complex="Monospace" style:font-size-asian="10pt" style:font-name-asian="Monospace" fo:font-size="10pt" style:font-name="Monospace" style:font-size-complex="10pt" fo:color="#000000"/>
    </style:style>
    <style:style style:name="T8" style:family="text">
      <style:text-properties style:font-name-complex="Monospace" style:font-size-asian="10pt" style:font-name-asian="Monospace" fo:font-size="10pt" style:font-name="Monospace" style:font-size-complex="10pt" style:font-weight-asian="bold" fo:color="#7f0055" style:font-weight-complex="bold" fo:font-weight="bold"/>
    </style:style>
    <style:style style:name="T9" style:family="text">
      <style:text-properties style:font-name-complex="Monospace" style:font-size-asian="10pt" style:font-name-asian="Monospace" fo:font-size="10pt" style:font-name="Monospace" style:font-size-complex="10pt" fo:font-weight="bold" style:font-weight-complex="bold" fo:color="#7f0055" style:font-weight-asian="bold"/>
    </style:style>
    <style:style style:name="T10" style:family="text">
      <style:text-properties style:font-name-complex="Monospace" style:font-size-asian="10pt" style:font-name-asian="Monospace" fo:font-size="10pt" style:font-name="Monospace" style:font-size-complex="10pt" fo:color="#7f0055" fo:font-weight="bold" style:font-weight-asian="bold" style:font-weight-complex="bold"/>
    </style:style>
    <style:style style:name="T11" style:family="text">
      <style:text-properties style:font-name-complex="Monospace" style:font-size-asian="10pt" style:font-name-asian="Monospace" fo:font-size="10pt" style:font-name="Monospace" style:font-size-complex="10pt" fo:color="#0000c0" style:font-style-complex="italic" style:font-style-asian="italic" fo:font-style="italic"/>
    </style:style>
    <style:style style:name="T12" style:family="text">
      <style:text-properties style:font-name-complex="Monospace" style:font-size-asian="10pt" style:font-size-complex="10pt" style:font-weight-asian="bold" style:font-weight-complex="bold" fo:color="#7f0055" fo:font-weight="bold" style:font-name-asian="Monospace"/>
    </style:style>
    <style:style style:name="T13" style:family="text">
      <style:text-properties style:font-name-complex="Monospace" style:font-size-asian="10pt" style:font-size-complex="10pt" style:font-name-asian="Monospace" fo:color="#000000"/>
    </style:style>
    <style:style style:name="T14" style:family="text">
      <style:text-properties style:font-name-complex="Monospace" style:font-size-asian="10pt" style:font-size-complex="10pt" style:font-name-asian="Monospace" fo:font-weight="bold" style:font-weight-complex="bold" fo:color="#7f0055" style:font-weight-asian="bold"/>
    </style:style>
    <style:style style:name="T15" style:family="text">
      <style:text-properties style:font-name-complex="Monospace" style:font-size-asian="10pt" style:font-size-complex="10pt" style:font-name-asian="Monospace" style:font-weight-complex="bold" style:font-weight-asian="bold" fo:font-weight="bold" fo:color="#7f0055"/>
    </style:style>
    <style:style style:name="T16" style:family="text">
      <style:text-properties style:font-name-complex="Monospace" style:font-size-asian="10pt" style:font-size-complex="10pt" style:font-name-asian="Monospace" fo:color="#7f0055" fo:font-weight="bold" style:font-weight-asian="bold" style:font-weight-complex="bold"/>
    </style:style>
    <style:style style:name="T17" style:family="text">
      <style:text-properties style:font-name-complex="Monospace" style:font-size-asian="10pt" style:font-size-complex="10pt" style:font-name-asian="Monospace" style:font-style-complex="italic" fo:color="#0000c0" style:font-style-asian="italic" fo:font-style="italic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8"/>
        <table:table-column table:style-name="co3" table:default-cell-style-name="ce8"/>
        <table:table-column table:style-name="co1" table:number-columns-repeated="2" table:default-cell-style-name="ce8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rypto</text:p>
          </table:table-cell>
          <table:table-cell table:style-name="ce3" office:value-type="string" calcext:value-type="string">
            <text:p>AID</text:p>
          </table:table-cell>
          <table:table-cell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CRYPTOGRAPHY_AID</text:span><text:span text:style-name="T2"> = { 0x43, 0x72, 0x79, 0x70, 0x74, 0x6f}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CRYPTO_CLA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MOD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EXP</text:span><text:span text:style-name="T7"> = (</text:span><text:span text:style-name="T10">byte</text:span><text:span text:style-name="T7">) 0x11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MOD</text:span><text:span text:style-name="T7"> = (</text:span><text:span text:style-name="T10">byte</text:span><text:span text:style-name="T7">) 0x12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EXP</text:span><text:span text:style-name="T7"> = (</text:span><text:span text:style-name="T10">byte</text:span><text:span text:style-name="T7">) 0x13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MOD</text:span><text:span text:style-name="T7"> = (</text:span><text:span text:style-name="T10">byte</text:span><text:span text:style-name="T7">) 0x14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EXP</text:span><text:span text:style-name="T7"> = (</text:span><text:span text:style-name="T10">byte</text:span><text:span text:style-name="T7">) 0x15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MOD</text:span><text:span text:style-name="T7"> = (</text:span><text:span text:style-name="T10">byte</text:span><text:span text:style-name="T7">) 0x16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EXP</text:span><text:span text:style-name="T7"> = (</text:span><text:span text:style-name="T10">byte</text:span><text:span text:style-name="T7">) 0x17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MOD</text:span><text:span text:style-name="T7"> = (</text:span><text:span text:style-name="T10">short</text:span><text:span text:style-name="T7">) 0xE010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EXP</text:span><text:span text:style-name="T7"> = (</text:span><text:span text:style-name="T10">short</text:span><text:span text:style-name="T7">) 0xE011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MOD</text:span><text:span text:style-name="T7"> = (</text:span><text:span text:style-name="T10">short</text:span><text:span text:style-name="T7">) 0xE012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EXP</text:span><text:span text:style-name="T7"> = (</text:span><text:span text:style-name="T10">short</text:span><text:span text:style-name="T7">) 0xE013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MOD</text:span><text:span text:style-name="T7"> = (</text:span><text:span text:style-name="T10">short</text:span><text:span text:style-name="T7">) 0xE014;</text:span></text:p>
          </table:table-cell>
          <table:table-cell table:style-name="ce10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EXP</text:span><text:span text:style-name="T7"> = (</text:span><text:span text:style-name="T10">short</text:span><text:span text:style-name="T7">) 0xE015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MOD</text:span><text:span text:style-name="T7"> = (</text:span><text:span text:style-name="T10">short</text:span><text:span text:style-name="T7">) 0xE016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EXP</text:span><text:span text:style-name="T7"> = (</text:span><text:span text:style-name="T10">short</text:span><text:span text:style-name="T7">) 0xE017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STUDENT_AID</text:span><text:span text:style-name="T2"> = { 0x53, 0x74, 0x75, 0x64, 0x65,0x6e, 0x74 }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STUDENT_CLA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5"/>
          <table:table-cell office:value-type="string" calcext:value-type="string">
            <text:p>1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NAME</text:span><text:span text:style-name="T7"> = (</text:span><text:span text:style-name="T10">byte</text:span><text:span text:style-name="T7">) 0x24;</text:span></text:p>
          </table:table-cell>
          <table:table-cell table:number-columns-repeated="5"/>
          <table:table-cell office:value-type="string" calcext:value-type="string">
            <text:p>64By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NAME</text:span><text:span text:style-name="T7"> = (</text:span><text:span text:style-name="T10">byte</text:span><text:span text:style-name="T7">) 0x25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MATRIKEL</text:span><text:span text:style-name="T7"> = (</text:span><text:span text:style-name="T10">byte</text:span><text:span text:style-name="T7">) 0x26;</text:span></text:p>
          </table:table-cell>
          <table:table-cell table:number-columns-repeated="5"/>
          <table:table-cell office:value-type="string" calcext:value-type="string">
            <text:p>2 By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ATRIKEL</text:span><text:span text:style-name="T7"> = (</text:span><text:span text:style-name="T10">byte</text:span><text:span text:style-name="T7">) 0x27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5">final</text:span><text:span text:style-name="T13"> </text:span><text:span text:style-name="T16">byte</text:span><text:span text:style-name="T13"> </text:span><text:span text:style-name="T17">INS_SET_ROOMS</text:span><text:span text:style-name="T13"> = (</text:span><text:span text:style-name="T16">byte</text:span><text:span text:style-name="T13">) 0x28;</text:span></text:p>
          </table:table-cell>
          <table:table-cell table:number-columns-repeated="5"/>
          <table:table-cell table:style-name="Default" office:value-type="string" calcext:value-type="string">
            <text:p>1 Raum = 3 bytes (1. Enum, +short)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5">final</text:span><text:span text:style-name="T13"> </text:span><text:span text:style-name="T16">byte</text:span><text:span text:style-name="T13"> </text:span><text:span text:style-name="T17">INS_GET_ROOMS</text:span><text:span text:style-name="T13"> = (</text:span><text:span text:style-name="T16">byte</text:span><text:span text:style-name="T13">) 0x29;</text:span></text:p>
          </table:table-cell>
          <table:table-cell table:number-columns-repeated="5"/>
          <table:table-cell table:style-name="Default" office:value-type="string" calcext:value-type="string">
            <text:p>Max 20 Räum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3" table:number-columns-repeated="8"/>
          <table:table-cell table:number-columns-repeated="8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EURO_OVERFLOW</text:span><text:span text:style-name="T7"> = (</text:span><text:span text:style-name="T10">short</text:span><text:span text:style-name="T7">) 0xE0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CENT_OVERFLOW</text:span><text:span text:style-name="T7"> = (</text:span><text:span text:style-name="T10">short</text:span><text:span text:style-name="T7">) 0xE1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MONEY_OVERFLOW</text:span><text:span text:style-name="T7"> = (</text:span><text:span text:style-name="T10">short</text:span><text:span text:style-name="T7">) 0xE2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EURO_OVERFLOW</text:span><text:span text:style-name="T7"> = (</text:span><text:span text:style-name="T10">short</text:span><text:span text:style-name="T7">) 0xE0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CENT_OVERFLOW</text:span><text:span text:style-name="T7"> = (</text:span><text:span text:style-name="T10">short</text:span><text:span text:style-name="T7">) 0xE1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MONEY</text:span><text:span text:style-name="T7"> = (</text:span><text:span text:style-name="T10">short</text:span><text:span text:style-name="T7">) 0xE2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NEGATIVE</text:span><text:span text:style-name="T7"> = (</text:span><text:span text:style-name="T10">short</text:span><text:span text:style-name="T7">) 0xE025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OVERFLOW</text:span><text:span text:style-name="T7"> = (</text:span><text:span text:style-name="T10">short</text:span><text:span text:style-name="T7">) 0xE125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7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>
            <text:p>Disco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DISCO_AID</text:span><text:span text:style-name="T2"> = { 0x44, 0x69, 0x73, 0x63, 0x6f };</text:span>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CLA</text:p>
          </table:table-cell>
          <table:table-cell table:style-name="ce8" office:value-type="string" calcext:value-type="string">
            <text:p>DISCO_CLA = (byte) 0x30;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3">
          <table:table-cell/>
          <table:table-cell office:value-type="string" calcext:value-type="string">
            <text:p>INS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BONUS</text:span><text:span text:style-name="T7"> = (</text:span><text:span text:style-name="T10">byte</text:span><text:span text:style-name="T7">) 0x30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BONUS</text:span><text:span text:style-name="T7"> = (</text:span><text:span text:style-name="T10">byte</text:span><text:span text:style-name="T7">) 0x31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BONUS</text:span><text:span text:style-name="T7"> = (</text:span><text:span text:style-name="T10">byte</text:span><text:span text:style-name="T7">) 0x32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BONUS</text:span><text:span text:style-name="T7"> = (</text:span><text:span text:style-name="T10">byte</text:span><text:span text:style-name="T7">) 0x33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 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3"/>
          <table:table-cell table:style-name="ce3" table:number-columns-repeated="2"/>
          <table:table-cell table:style-name="ce12" office:value-type="string" calcext:value-type="string">
            <text:p>ACHTUNG:</text:p>
          </table:table-cell>
          <table:table-cell table:style-name="ce12" office:value-type="string" calcext:value-type="string">
            <text:p>Selbe INS-IDs wie in Student</text:p>
          </table:table-cell>
          <table:table-cell table:style-name="ce12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DRINKS</text:span><text:span text:style-name="T7"> = (</text:span><text:span text:style-name="T10">byte</text:span><text:span text:style-name="T7">) 0x34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 pro Getränk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DRINK</text:span><text:span text:style-name="T7"> = (</text:span><text:span text:style-name="T10">byte</text:span><text:span text:style-name="T7">) 0x35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Max 64 Getränke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PAID_DRINKS</text:span><text:span text:style-name="T7"> = (</text:span><text:span text:style-name="T10">byte</text:span><text:span text:style-name="T7">) 0x36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Byte-Array mit 1-bezahlt und 0-unbezahlt</text:p>
          </table:table-cell>
          <table:table-cell table:style-name="Default"/>
          <table:table-cell/>
          <table:table-cell table:style-name="ce12" office:value-type="string" calcext:value-type="string">
            <text:p>ACHTUNG:ByteArray muss selbe Länge wie AnzahlGetränke besitzen</text:p>
          </table:table-cell>
          <table:table-cell table:style-name="ce12" table:number-columns-repeated="4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6"/>
        </table:table-row>
        <table:table-row table:style-name="ro3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BONUS_OVERFLOW</text:span><text:span text:style-name="T7"> = (</text:span><text:span text:style-name="T10">short</text:span><text:span text:style-name="T7">) 0xE030;</text:span></text:p>
          </table:table-cell>
          <table:table-cell table:number-columns-repeated="5"/>
          <table:table-cell table:style-name="Default" office:value-type="string" calcext:value-type="string">
            <text:p>ACHTUNG:</text:p>
          </table:table-cell>
          <table:table-cell table:style-name="ce12" office:value-type="string" calcext:value-type="string">
            <text:p>Hex-Geänder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BONUS_OVERFLOW</text:span><text:span text:style-name="T7"> = (</text:span><text:span text:style-name="T10">short</text:span><text:span text:style-name="T7">) 0xE031;</text:span></text:p>
          </table:table-cell>
          <table:table-cell table:style-name="ce11" table:number-columns-repeated="4"/>
          <table:table-cell/>
          <table:table-cell table:style-name="Default"/>
          <table:table-cell table:style-name="ce12" office:value-type="string" calcext:value-type="string">
            <text:p>HexGeänder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BONUS</text:span><text:span text:style-name="T7"> = (</text:span><text:span text:style-name="T10">short</text:span><text:span text:style-name="T7">) 0xE032;</text:span></text:p>
          </table:table-cell>
          <table:table-cell table:number-columns-repeated="5"/>
          <table:table-cell table:style-name="Default"/>
          <table:table-cell table:style-name="ce12" office:value-type="string" calcext:value-type="string">
            <text:p>Hex-Geänder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DRINK_HAD_TO_MUCH</text:span><text:span text:style-name="T7"> = (</text:span><text:span text:style-name="T10">short</text:span><text:span text:style-name="T7">) 0xE033;</text:span>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2"/>
          <table:table-cell table:style-name="ce3" table:number-columns-repeated="6"/>
          <table:table-cell table:style-name="Default" table:number-columns-repeated="2"/>
          <table:table-cell table:number-columns-repeated="6"/>
        </table:table-row>
      </table:table>
      <table:table table:name="Bemerkungen" table:style-name="ta1"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ohne Geburtsdatum (on+off-car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hne Zurücksetzen-Knopf (on+off-car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hne Speicherung des Esse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onfigurations-Tab (alle Tabs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erstmals alle Daten abfragen und dann die Operationen ausführen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StudiCard-Tab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lle Daten beim Auswählen der Tab müssen abgeruft werde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rzeitiges Guthaben soll ausgelesen (angezeigt) werden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DiscoCard</text:p>
          </table:table-cell>
          <table:table-cell table:number-columns-repeated="1023"/>
        </table:table-row>
        <table:table-row table:style-name="ro2">
          <table:table-cell table:style-name="ce13"/>
          <table:table-cell table:style-name="ce13" office:value-type="string" calcext:value-type="string">
            <text:p>aktuelles Guthaben und Bonuspunkte anzeigen</text:p>
          </table:table-cell>
          <table:table-cell table:style-name="ce13" table:number-columns-repeated="1022"/>
        </table:table-row>
        <table:table-row table:style-name="ro2">
          <table:table-cell table:style-name="ce13"/>
          <table:table-cell table:style-name="ce14" office:value-type="string" calcext:value-type="string">
            <text:p>Eintrittsbetrag anzeigen</text:p>
          </table:table-cell>
          <table:table-cell table:style-name="ce14"/>
          <table:table-cell table:style-name="ce13"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10 Eintritt = 15 Bonuspunkte</text:p>
          </table:table-cell>
          <table:table-cell table:style-name="ce13" table:number-columns-repeated="1022"/>
        </table:table-row>
        <table:table-row table:style-name="ro2">
          <table:table-cell table:style-name="ce13"/>
          <table:table-cell table:style-name="ce13" office:value-type="string" calcext:value-type="string">
            <text:p>Getränk-Euro = <text:s/>1/3 Bonuspunkte</text:p>
          </table:table-cell>
          <table:table-cell table:style-name="ce13" table:number-columns-repeated="1022"/>
        </table:table-row>
        <table:table-row table:style-name="ro4">
          <table:table-cell table:style-name="ce13"/>
          <table:table-cell table:style-name="ce15" office:value-type="string" calcext:value-type="string">
            <text:p>bei BonusOverflow wird kein Bonus mehr addiert...</text:p>
          </table:table-cell>
          <table:table-cell table:style-name="ce13" table:number-columns-repeated="1022"/>
        </table:table-row>
        <table:table-row table:style-name="ro4">
          <table:table-cell table:style-name="ce13"/>
          <table:table-cell table:style-name="ce15" office:value-type="string" calcext:value-type="string">
            <text:p>Bezahlen mit 40 Bonuspunkten (BonusOverflow vermeiden…) und kein BonusPlus</text:p>
          </table:table-cell>
          <table:table-cell table:style-name="ce13" table:number-columns-repeated="1022"/>
        </table:table-row>
        <table:table-row table:style-name="ro2">
          <table:table-cell/>
          <table:table-cell office:value-type="string" calcext:value-type="string">
            <text:p>beim Teilbezahlung kann durch Aufrunden ein BonuspunktPlus verloren gehen – es ist Ok so…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ax 64 Getränk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 Byte pro Getränk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. Byte = Cent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 calcext:value-type="string">
            <text:p>für GUI zwei separate Eingabefelder</text:p>
          </table:table-cell>
          <table:table-cell table:style-name="ce16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einfach ein Betrag bezahle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onuspunkte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anze Zahlen – 1 Byte groß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2:05:24.6437998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2.0.4$Linux_X86_64 LibreOffice_project/20m0$Build-4</meta:generator>
    <dc:date>2016-08-13T14:15:01.781244926</dc:date>
    <meta:editing-duration>PT14H50M55S</meta:editing-duration>
    <meta:editing-cycles>31</meta:editing-cycles>
    <meta:document-statistic meta:table-count="2" meta:cell-count="115" meta:object-count="0"/>
  </office:meta>
</office:document-meta>
</file>